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0.581cm" style:use-optimal-column-width="false"/>
    </style:style>
    <style:style style:name="co2" style:family="table-column">
      <style:table-column-properties style:column-width="7.85cm" style:use-optimal-column-width="false"/>
    </style:style>
    <style:style style:name="co3" style:family="table-column">
      <style:table-column-properties style:column-width="5.19cm" style:use-optimal-column-width="false"/>
    </style:style>
    <style:style style:name="co4" style:family="table-column">
      <style:table-column-properties style:column-width="10.601cm" style:use-optimal-column-width="false"/>
    </style:style>
    <style:style style:name="co5" style:family="table-column">
      <style:table-column-properties style:column-width="7.865cm" style:use-optimal-column-width="false"/>
    </style:style>
    <style:style style:name="co6" style:family="table-column">
      <style:table-column-properties style:column-width="5.201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2.369cm"/>
    </style:style>
    <style:style style:name="ro3" style:family="table-row">
      <style:table-row-properties style:row-height="1.438cm"/>
    </style:style>
    <style:style style:name="ro4" style:family="table-row">
      <style:table-row-properties style:row-height="1.978cm"/>
    </style:style>
    <style:style style:name="ro5" style:family="table-row">
      <style:table-row-properties style:row-height="2.915cm"/>
    </style:style>
    <style:style style:name="ro6" style:family="table-row">
      <style:table-row-properties style:row-height="1.979cm"/>
    </style:style>
    <style:style style:name="ce1" style:family="table-cell">
      <loext:graphic-properties draw:fill="solid" draw:fill-color="#cfe2f3" draw:textarea-vertical-align="top" fo:padding-top="0.051cm" fo:padding-bottom="0.051cm" fo:padding-left="0.051cm" fo:padding-right="0.051cm"/>
      <style:paragraph-properties fo:margin-left="0cm" fo:margin-right="0cm" fo:margin-top="0cm" fo:margin-bottom="0cm" fo:line-height="100%" fo:text-align="start" fo:text-indent="0cm" fo:border="0.37pt solid #9e9e9e">
        <style:tab-stops>
          <style:tab-stop style:position="0cm"/>
        </style:tab-stops>
      </style:paragraph-properties>
      <style:text-properties style:font-name="FreeSans"/>
    </style:style>
    <style:style style:name="ce2" style:family="table-cell">
      <loext:graphic-properties draw:fill="none" draw:textarea-vertical-align="top" fo:padding-top="0.051cm" fo:padding-bottom="0.051cm" fo:padding-left="0.051cm" fo:padding-right="0.051cm"/>
      <style:paragraph-properties fo:border="0.37pt solid #9e9e9e"/>
      <style:text-properties style:font-name="FreeSans"/>
    </style:style>
    <style:style style:name="ce3" style:family="table-cell">
      <loext:graphic-properties draw:fill="none" draw:textarea-vertical-align="top" fo:padding-top="0.051cm" fo:padding-bottom="0.051cm" fo:padding-left="0.051cm" fo:padding-right="0.051cm"/>
      <style:paragraph-properties fo:border="0.37pt solid #9e9e9e"/>
      <style:text-properties style:font-name="FreeSans" fo:font-size="15pt" style:font-size-asian="15pt" style:font-size-complex="15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FreeSans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FreeSans"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style:font-name="FreeSans"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FreeSans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FreeSans" fo:font-size="28pt"/>
    </style:style>
    <style:style style:name="P7" style:family="paragraph">
      <style:paragraph-properties fo:line-height="100%"/>
      <style:text-properties style:font-name="FreeSans"/>
    </style:style>
    <style:style style:name="P8" style:family="paragraph">
      <style:paragraph-properties fo:line-height="100%"/>
      <style:text-properties style:font-name="FreeSans" fo:font-size="15pt" style:font-size-asian="15pt" style:font-size-complex="15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FreeSans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ree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FreeSans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Free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1;p14" presentation:style-name="pr1" draw:text-style-name="P2" draw:layer="layout" svg:width="23.667cm" svg:height="5.701cm" svg:x="0.866cm" svg:y="0.816cm" presentation:class="title" presentation:user-transformed="true">
          <draw:text-box>
            <text:p text:style-name="P1"><text:span text:style-name="T1">Document-Centric Information Technology</text:span></text:p>
          </draw:text-box>
        </draw:frame>
        <draw:frame draw:name="Google Shape;62;p14" presentation:style-name="pr2" draw:text-style-name="P3" draw:layer="layout" svg:width="23.667cm" svg:height="2.201cm" svg:x="0.866cm" svg:y="11.342cm" presentation:class="subtitle" presentation:user-transformed="true">
          <draw:text-box>
            <text:p text:style-name="P1"><text:span text:style-name="T2">Elliot Chandler</text:span></text:p>
          </draw:text-box>
        </draw:frame>
        <draw:frame draw:name="Google Shape;63;p14" presentation:style-name="pr2" draw:text-style-name="P3" draw:layer="layout" svg:width="23.667cm" svg:height="2.201cm" svg:x="0.866cm" svg:y="6.943cm" presentation:class="subtitle" presentation:user-transformed="true">
          <draw:text-box>
            <text:p text:style-name="P1"><text:span text:style-name="T3">Homogenous unit-oriented data structures for flexible representation of information</text:span></text:p>
          </draw:text-box>
        </draw:frame>
        <presentation:notes draw:style-name="dp2">
          <draw:page-thumbnail draw:name="Google Shape;58;g4dc81759e4_0_0:notes" draw:style-name="gr1" draw:layer="layout" svg:width="16.932cm" svg:height="9.524cm" svg:x="1.059cm" svg:y="1.905cm" draw:page-number="1" presentation:class="page"/>
          <draw:frame draw:name="Google Shape;59;g4dc81759e4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us Update on Current Milestone" draw:style-name="dp3" draw:master-page-name="TITLE_5f_AND_5f_BODY" presentation:presentation-page-layout-name="AL2T1">
        <draw:frame draw:name="Google Shape;68;p15" presentation:style-name="pr4" draw:text-style-name="P6" draw:layer="layout" svg:width="23.667cm" svg:height="1.59cm" svg:x="0.971cm" svg:y="0.254cm" presentation:class="title" presentation:user-transformed="true">
          <draw:text-box>
            <text:p text:style-name="P5"><text:span text:style-name="T4">Status Update on Current Milestone</text:span></text:p>
          </draw:text-box>
        </draw:frame>
        <draw:frame draw:name="Google Shape;69;p15" draw:style-name="standard" draw:layer="layout" svg:width="23.62cm" svg:height="14.866cm" svg:x="1.121cm" svg:y="1.46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7">Goal/Task</text:p>
              </table:table-cell>
              <table:table-cell>
                <text:p text:style-name="P7">Estimated Time</text:p>
              </table:table-cell>
              <table:table-cell>
                <text:p text:style-name="P7">Status</text:p>
              </table:table-cell>
            </table:table-row>
            <table:table-row table:style-name="ro2" table:default-cell-style-name="ce2">
              <table:table-cell>
                <text:p text:style-name="P7">Develop simple editing GUI</text:p>
              </table:table-cell>
              <table:table-cell table:style-name="ce3">
                <text:p text:style-name="P8"><text:span text:style-name="T5">A few days to finish? Mostly just needs search box, Dc cats, and implement URL loadingE</text:span></text:p>
              </table:table-cell>
              <table:table-cell>
                <text:p text:style-name="P7">Mostly works.</text:p>
              </table:table-cell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5;g4dc81759e4_0_5:notes" draw:style-name="gr1" draw:layer="layout" svg:width="16.932cm" svg:height="9.524cm" svg:x="1.059cm" svg:y="1.905cm" draw:page-number="2" presentation:class="page"/>
          <draw:frame draw:name="Google Shape;66;g4dc81759e4_0_5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.587cm" svg:y="3.174cm">
          <dc:creator>Sofian Audry</dc:creator>
          <dc:date>2019-01-30T23:59:15.674000000</dc:date>
          <text:p>Here indicate the current status of the task. We need to know at least if it's completed, in progress, postponed, abandoned, or if you are late. It can also show a degree of completion (eg. 30%, 100%).</text:p>
        </officeooo:annotation>
        <officeooo:annotation svg:x="26.977cm" svg:y="0cm">
          <dc:creator>Sofian Audry</dc:creator>
          <dc:date>2019-01-31T00:00:07.590000000</dc:date>
          <text:p>You are free to add other information that could help us (and yourself!) understand your progress.</text:p>
        </officeooo:annotation>
        <officeooo:annotation svg:x="1.587cm" svg:y="3.174cm">
          <dc:creator>Sofian Audry</dc:creator>
          <dc:date>2019-01-30T23:57:22.944000000</dc:date>
          <text:p>This can be copied from your last milestone review. You could also indicate how much time you *actually* spent on each task eg. "10h / 20h" meaning "I spent only 10h out of the 20h that were planned"; or "3d / 1d" meaning "I spent three days when I thought it would only take me one"</text:p>
        </officeooo:annotation>
      </draw:page>
      <draw:page draw:name="Objectives for Next Milestone" draw:style-name="dp3" draw:master-page-name="TITLE_5f_AND_5f_BODY" presentation:presentation-page-layout-name="AL2T1">
        <draw:frame draw:name="Google Shape;74;p16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Objectives for Next Milestone</text:span></text:p>
          </draw:text-box>
        </draw:frame>
        <draw:frame draw:style-name="standard" draw:layer="layout" svg:width="23.666cm" svg:height="6.871cm" svg:x="1.401cm" svg:y="6.399cm">
          <table:table>
            <table:table-column table:style-name="co4"/>
            <table:table-column table:style-name="co5"/>
            <table:table-column table:style-name="co6"/>
            <table:table-row table:style-name="ro4" table:default-cell-style-name="ce2">
              <table:table-cell>
                <text:p text:style-name="P7">Implement more output formats</text:p>
              </table:table-cell>
              <table:table-cell>
                <text:p text:style-name="P7">A week?</text:p>
              </table:table-cell>
              <table:table-cell>
                <text:p text:style-name="P7">Only a couple are available</text:p>
              </table:table-cell>
            </table:table-row>
            <table:table-row table:style-name="ro5" table:default-cell-style-name="ce2">
              <table:table-cell>
                <text:p text:style-name="P7">Finish existing output formats</text:p>
              </table:table-cell>
              <table:table-cell>
                <text:p text:style-name="P7">A week? Execution model needs further consideration</text:p>
              </table:table-cell>
              <table:table-cell>
                <text:p text:style-name="P7">They only support the simplest Dcs</text:p>
              </table:table-cell>
            </table:table-row>
            <table:table-row table:style-name="ro6" table:default-cell-style-name="ce2">
              <table:table-cell>
                <text:p text:style-name="P7">Implement more Dc abilities</text:p>
              </table:table-cell>
              <table:table-cell>
                <text:p text:style-name="P7">Lots of work</text:p>
              </table:table-cell>
              <table:table-cell>
                <text:p text:style-name="P7">Each Dc will need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71;g4dc81759e4_0_10:notes" draw:style-name="gr1" draw:layer="layout" svg:width="16.932cm" svg:height="9.524cm" svg:x="1.059cm" svg:y="1.905cm" draw:page-number="3" presentation:class="page"/>
          <draw:frame draw:name="Google Shape;72;g4dc81759e4_0_1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26.977cm" svg:y="0cm">
          <dc:creator>Sofian Audry</dc:creator>
          <dc:date>2019-01-31T00:03:42.053000000</dc:date>
          <text:p>You can add more information, such as deadlines and priorities (eg. high, medium, low priorities).</text:p>
          <text:p/>
          <text:p>You can also add a "Grand objective" for your milestone that summarizes your overall goal eg. "Complete a running version of my website".</text:p>
        </officeooo:annotation>
        <officeooo:annotation svg:x="1.587cm" svg:y="3.174cm">
          <dc:creator>Sofian Audry</dc:creator>
          <dc:date>2019-01-31T00:01:18.323000000</dc:date>
          <text:p>The number of hours or full time days that you plan on investing on each goal *between now and the next milestone*. Make sure the sum of all hours/days is realistic.</text:p>
        </officeooo:annotation>
      </draw:page>
      <draw:page draw:name="Demo" draw:style-name="dp3" draw:master-page-name="TITLE_5f_AND_5f_BODY" presentation:presentation-page-layout-name="AL2T1">
        <draw:frame draw:name="Google Shape;80;p17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6">Demo</text:span></text:p>
          </draw:text-box>
        </draw:frame>
        <draw:frame draw:name="Google Shape;81;p17" presentation:style-name="pr7" draw:text-style-name="P11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77;g4dc81759e4_0_15:notes" draw:style-name="gr1" draw:layer="layout" svg:width="16.932cm" svg:height="9.524cm" svg:x="1.059cm" svg:y="1.905cm" draw:page-number="4" presentation:class="page"/>
          <draw:frame draw:name="Google Shape;78;g4dc81759e4_0_15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1-30T21:40:11.840421636</dc:date>
    <meta:editing-duration>PT1H16M52S</meta:editing-duration>
    <meta:editing-cycles>8</meta:editing-cycles>
    <meta:document-statistic meta:object-count="45"/>
  </office:meta>
</office:document-meta>
</file>